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Default_20_H_20_Style">Der Storch und die blinde Schleich</text:h>
      <text:h text:outline-level="0" text:style-name="Default_20_Style"/>
      <text:h text:outline-level="0" text:style-name="Default_20_C_20_Style"/>
      <text:h text:outline-level="0" text:style-name="Default_20_Style"/>
      <text:h text:outline-level="0" text:style-name="Default_20_C_20_Style">$$$$$$$$$$$$$$$$$$$$$$$$$$$$$$$$$$$$$$$$$$$$$$$$$$D</text:h>
      <text:h text:outline-level="0" text:style-name="Default_20_Style">Ein Storch spazierte einst am Teiche</text:h>
      <text:h text:outline-level="0" text:style-name="Default_20_C_20_Style">$$$$$$$$$$$$$$$$$$$$$$$$$$$$$$$$$$$$$$$$$$$$$$$$$$$A7</text:h>
      <text:h text:outline-level="0" text:style-name="Default_20_Style">da fand er eine blinde Schleiche</text:h>
      <text:h text:outline-level="0" text:style-name="Default_20_C_20_Style">$$$$$$$$$$$$$$$$$$$$$$$$$$$$$$$$$$$$$$$$$$$$$$$$$$$$D$$$$$$$$$$$$$$$$$$$$$$$$$$G$$$$$$$$$D</text:h>
      <text:h text:outline-level="0" text:style-name="Default_20_Style">Er sprach "das ist ja wunderbar"</text:h>
      <text:h text:outline-level="0" text:style-name="Default_20_C_20_Style">$$$$$$$$$$$$$$$$$$$$$$$$$$$$$$$$$$$$$$$$$$$$$G$$$$D$$$$$$$$$$$A7$$$$$$$$$$$$$$$$$$$$$$$$D</text:h>
      <text:h text:outline-level="0" text:style-name="Default_20_Style">und fraß sie auf mit Haut und Haar</text:h>
      <text:h text:outline-level="0" text:style-name="Default_20_C_20_Style"/>
      <text:h text:outline-level="0" text:style-name="Default_20_Style"/>
      <text:h text:outline-level="0" text:style-name="Default_20_C_20_Style">$$$$$$$$$$$$$$$$$$$$$$$$$$$$$$$$$$$$$$$$$$$$$$$$$$$D</text:h>
      <text:h text:outline-level="0" text:style-name="Default_20_Style">Die Schleiche lag in seinem Magen,</text:h>
      <text:h text:outline-level="0" text:style-name="Default_20_C_20_Style">$$$$$$$$$$$$$$$$$$$$$$$$$$$$$$$$$$$$$$$$$$$$$$$$$$$$$A7</text:h>
      <text:h text:outline-level="0" text:style-name="Default_20_Style">das konnten beide nicht ertragen.</text:h>
      <text:h text:outline-level="0" text:style-name="Default_20_C_20_Style">$$$$$$$$$$$$$$$$$$$$$$$$$$$$$$$$$$$$$$$$$$$$$D$$$$$$$$$$$$$$$$$$$$$$$$$$G$$$$$$$$$$$$$$$$$$$D</text:h>
      <text:h text:outline-level="0" text:style-name="Default_20_Style">Da sprach die blinde Schleich: "O Graus!"</text:h>
      <text:h text:outline-level="0" text:style-name="Default_20_C_20_Style">$$$$$$$$$$$$$$$$$$$$$$$$$$$$$$$$$$$$$$$$$$$$$$$$$G$$$$$D$$$$$$$$$$$A7$$$$$$$$$$D</text:h>
      <text:h text:outline-level="0" text:style-name="Default_20_Style">und ging zur Hintertür hinaus.</text:h>
      <text:h text:outline-level="0" text:style-name="Default_20_C_20_Style"/>
      <text:h text:outline-level="0" text:style-name="Default_20_Style"/>
      <text:h text:outline-level="0" text:style-name="Default_20_C_20_Style"/>
      <text:h text:outline-level="0" text:style-name="Default_20_Style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Default_20_H_20_Style" style:family="paragraph" style:display-name="Default H Style">
      <style:paragraph-properties fo:text-align="center"/>
      <style:text-properties fo:font-size="16pt" fo:font-weight="bold" style:font-name="Arial" fo:font-family="Arial"/>
    </style:style>
    <style:style style:name="Default_20_Style" style:family="paragraph" style:display-name="Default Style">
      <style:paragraph-properties fo:text-align="center"/>
      <style:text-properties fo:font-size="12pt" style:font-name="Arial" fo:font-family="Arial"/>
    </style:style>
    <style:style style:name="Default_20_C_20_Style" style:family="paragraph" style:display-name="Default C Style">
      <style:paragraph-properties fo:text-align="left"/>
      <style:text-properties fo:font-size="12pt" fo:font-weight="bold" style:font-name="Arial" fo:font-family="Arial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